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7cm" svg:stroke-color="#4063d8" draw:marker-start-width="0.32cm" draw:marker-end-width="0.32cm" draw:fill="none" draw:textarea-vertical-align="middle" fo:padding-top="0.16cm" fo:padding-bottom="0.16cm" fo:padding-left="0.285cm" fo:padding-right="0.285cm"/>
    </style:style>
    <style:style style:name="gr2" style:family="graphic" style:parent-style-name="objectwithoutfill">
      <style:graphic-properties svg:stroke-width="0.2cm" svg:stroke-color="#4063d8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1cm" svg:stroke-color="#9558b2" draw:marker-start-width="0.36cm" draw:marker-end-width="0.36cm" draw:fill="solid" draw:fill-color="#af82c5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1.55cm" fo:min-width="1.5cm"/>
    </style:style>
    <style:style style:name="gr5" style:family="graphic" style:parent-style-name="standard">
      <style:graphic-properties svg:stroke-width="0.1cm" svg:stroke-color="#389826" draw:marker-start-width="0.35cm" draw:marker-end-width="0.35cm" svg:stroke-linecap="roun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389826" draw:marker-start-width="0.36cm" draw:marker-end-width="0.36cm" draw:fill="solid" draw:fill-color="#6ab25c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2cm" svg:stroke-color="#389826" draw:marker-start-width="0.5cm" draw:marker-end-width="0.5cm" svg:stroke-linecap="round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1cm" svg:stroke-color="#389826" draw:marker-start-width="0.36cm" draw:marker-end-width="0.36cm" draw:fill="solid" draw:fill-color="#6ab25c" draw:textarea-horizontal-align="justify" draw:textarea-vertical-align="middle" draw:auto-grow-height="false" fo:min-height="0.772cm" fo:min-width="0.122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4063d8" draw:marker-start-width="0.36cm" draw:marker-end-width="0.36cm" draw:fill="solid" draw:fill-color="#708ae2" draw:textarea-horizontal-align="justify" draw:textarea-vertical-align="middle" draw:auto-grow-height="false" fo:min-height="0.372cm" fo:min-width="1.122cm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9558b2" draw:marker-start-width="0.35cm" draw:marker-end-width="0.35cm" svg:stroke-linecap="round" draw:fill="solid" draw:fill-color="#af82c5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cb3c33" draw:marker-start-width="0.36cm" draw:marker-end-width="0.36cm" draw:fill="solid" draw:fill-color="#d86d66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cb3c33" draw:marker-start-width="0.35cm" draw:marker-end-width="0.35cm" svg:stroke-linecap="round" draw:fill="solid" draw:fill-color="#d86d66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2cm" svg:stroke-color="#9558b2" draw:marker-start-width="0.5cm" draw:marker-end-width="0.5cm" svg:stroke-linecap="round" draw:fill="none" draw:textarea-vertical-align="middle" fo:padding-top="0.225cm" fo:padding-bottom="0.225cm" fo:padding-left="0.35cm" fo:padding-right="0.35cm"/>
    </style:style>
    <style:style style:name="gr14" style:family="graphic" style:parent-style-name="objectwithoutfill">
      <style:graphic-properties svg:stroke-width="0.2cm" svg:stroke-color="#cb3c33" draw:marker-start-width="0.5cm" draw:marker-end-width="0.5cm" svg:stroke-linecap="round" draw:fill="none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svg:stroke-width="0.1cm" svg:stroke-color="#9558b2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cb3c33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af82c5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6ab25c"/>
      <style:paragraph-properties fo:text-align="center"/>
    </style:style>
    <style:style style:name="P5" style:family="paragraph">
      <loext:graphic-properties draw:fill="solid" draw:fill-color="#708ae2"/>
      <style:paragraph-properties fo:text-align="center"/>
    </style:style>
    <style:style style:name="P6" style:family="paragraph">
      <loext:graphic-properties draw:fill="solid" draw:fill-color="#d86d66"/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3.199cm" svg:height="0.599cm" svg:x="1cm" svg:y="4.4cm" svg:viewBox="0 0 3200 600" svg:d="M0 600c200 0 1400 0 1500 0s300-100 300-300-200-300-300-300-300 100-300 300 200 300 300 300 0 0 100 0 300-100 300-300-200-300-300-300-300 100-300 300 200 300 300 300 0 0 100 0 300-100 300-300-200-300-300-300-300 100-300 300 200 300 300 300 1300 0 1500 0">
          <text:p/>
        </draw:path>
        <draw:line draw:style-name="gr2" draw:text-style-name="P1" draw:layer="layout" svg:x1="2cm" svg:y1="0.8cm" svg:x2="3.2cm" svg:y2="0.8cm">
          <text:p/>
        </draw:line>
        <draw:custom-shape draw:style-name="gr3" draw:text-style-name="P2" draw:layer="layout" svg:width="0.4cm" svg:height="0.4cm" svg:x="0.799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1" draw:layer="layout" svg:width="2cm" svg:height="1.8cm" svg:x="1.6cm" svg:y="1.2cm">
            <text:p/>
            <draw:enhanced-geometry svg:viewBox="0 0 21600 21600" draw:type="rectangle" draw:enhanced-path="M 0 0 L 21600 0 21600 21600 0 21600 0 0 Z N"/>
          </draw:custom-shape>
          <draw:circle draw:style-name="gr5" draw:text-style-name="P3" draw:layer="layout" svg:width="0.8cm" svg:height="0.8cm" draw:transform="rotate (-3.14159265358979) translate (3cm 2.4cm)" draw:kind="arc" draw:start-angle="20" draw:end-angle="160">
            <text:p/>
          </draw:circle>
          <draw:custom-shape draw:style-name="gr6" draw:text-style-name="P4" draw:layer="layout" svg:width="0.4cm" svg:height="0.4cm" svg:x="2.4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5" draw:text-style-name="P3" draw:layer="layout" svg:width="1.586cm" svg:height="1.582cm" draw:transform="rotate (-3.14159265358979) translate (3.393cm 2.8cm)" draw:kind="arc" draw:start-angle="20" draw:end-angle="160">
            <text:p/>
          </draw:ellipse>
          <draw:ellipse draw:style-name="gr5" draw:text-style-name="P3" draw:layer="layout" svg:width="1.202cm" svg:height="1.187cm" draw:transform="rotate (-3.14159265358979) translate (3.201cm 2.6cm)" draw:kind="arc" draw:start-angle="20" draw:end-angle="160">
            <text:p/>
          </draw:ellipse>
          <draw:path draw:style-name="gr7" draw:text-style-name="P1" draw:layer="layout" svg:width="1.186cm" svg:height="0.769cm" draw:transform="rotate (-0.558679893563386) translate (2.30814320504014cm 1.14708793617581cm)" svg:viewBox="0 0 1187 770" svg:d="M0 770c127-551 636-869 1187-742">
            <text:p/>
          </draw:path>
        </draw:g>
        <draw:custom-shape draw:style-name="gr8" draw:text-style-name="P4" draw:layer="layout" svg:width="0.8cm" svg:height="1.2cm" svg:x="2.2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8cm" svg:height="0.8cm" svg:x="0.2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.8cm" svg:height="0.8cm" svg:x="3.2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10" draw:text-style-name="P2" draw:layer="layout" svg:width="0.804cm" svg:height="1.072cm" draw:transform="rotate (-0.463733982254894) translate (0.599cm 4cm)" svg:viewBox="0 0 805 1073" draw:points="0,0 403,134 805,715 90,1073">
          <text:p/>
        </draw:polygon>
        <draw:custom-shape draw:style-name="gr11" draw:text-style-name="P6" draw:layer="layout" svg:width="0.4cm" svg:height="0.4cm" svg:x="4cm" svg:y="3.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2" draw:text-style-name="P6" draw:layer="layout" svg:width="0.804cm" svg:height="1.072cm" draw:transform="rotate (0.463733982254893) translate (3.87997582324773cm 4.3600898302727cm)" svg:viewBox="0 0 805 1073" draw:points="805,0 403,134 0,715 716,1073">
          <text:p/>
        </draw:polygon>
        <draw:path draw:style-name="gr13" draw:text-style-name="P1" draw:layer="layout" svg:width="1.377cm" svg:height="0.49cm" draw:transform="rotate (-0.558679893563386) translate (0.399cm 3.4cm)" svg:viewBox="0 0 1378 491" svg:d="M0 0c318 509 869 636 1378 318">
          <text:p/>
        </draw:path>
        <draw:path draw:style-name="gr14" draw:text-style-name="P1" draw:layer="layout" svg:width="1.377cm" svg:height="0.49cm" draw:transform="rotate (0.558679893563385) translate (3.63149780314211cm 4.13044481507765cm)" svg:viewBox="0 0 1378 491" svg:d="M1378 0c-318 509-869 636-1378 318">
          <text:p/>
        </draw:path>
        <draw:g>
          <draw:line draw:style-name="gr15" draw:text-style-name="P1" draw:layer="layout" svg:x1="0.999cm" svg:y1="3.2cm" svg:x2="1.599cm" svg:y2="3.8cm">
            <text:p/>
          </draw:line>
          <draw:line draw:style-name="gr15" draw:text-style-name="P1" draw:layer="layout" svg:x1="1.3cm" svg:y1="2.9cm" svg:x2="1.9cm" svg:y2="3.5cm">
            <text:p/>
          </draw:line>
        </draw:g>
        <draw:line draw:style-name="gr15" draw:text-style-name="P1" draw:layer="layout" svg:x1="1.149cm" svg:y1="3.05cm" svg:x2="1.749cm" svg:y2="3.65cm">
          <text:p/>
        </draw:line>
        <draw:line draw:style-name="gr16" draw:text-style-name="P1" draw:layer="layout" svg:x1="4.05cm" svg:y1="3.05cm" svg:x2="3.45cm" svg:y2="3.65cm">
          <text:p/>
        </draw:line>
        <draw:g>
          <draw:line draw:style-name="gr16" draw:text-style-name="P1" draw:layer="layout" svg:x1="4.2cm" svg:y1="3.2cm" svg:x2="3.6cm" svg:y2="3.8cm">
            <text:p/>
          </draw:line>
          <draw:line draw:style-name="gr16" draw:text-style-name="P1" draw:layer="layout" svg:x1="3.9cm" svg:y1="2.9cm" svg:x2="3.3cm" svg:y2="3.5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2cm" fo:page-height="5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09T22:31:10.304000000</meta:creation-date>
    <dc:date>2020-11-10T01:32:43.612000000</dc:date>
    <meta:editing-duration>PT23M36S</meta:editing-duration>
    <meta:editing-cycles>10</meta:editing-cycles>
    <meta:generator>LibreOffice/7.0.2.2$Windows_X86_64 LibreOffice_project/8349ace3c3162073abd90d81fd06dcfb6b36b994</meta:generator>
    <meta:document-statistic meta:object-count="26"/>
  </office:meta>
</office:document-meta>
</file>